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 manifest:version="1.2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Arial" style:font-pitch="variable" svg:font-family="Arial" style:font-family-generic="swiss"/>
    <style:font-face style:name="Arial Unicode MS" style:font-pitch="variable" svg:font-family="&amp;apos;Arial Unicode MS&amp;apos;" style:font-family-generic="system"/>
    <style:font-face style:name="Mangal" style:font-pitch="variable" svg:font-family="Mangal" style:font-family-generic="system"/>
    <style:font-face style:name="Microsoft YaHei" style:font-pitch="variable" svg:font-family="&amp;apos;Microsoft YaHei&amp;apos;" style:font-family-generic="system"/>
    <style:font-face style:name="Tahoma" style:font-pitch="variable" svg:font-family="Tahoma" style:font-family-generic="system"/>
  </office:font-face-decls>
  <office:automatic-styles>
    <style:style style:name="co1" style:family="table-column">
      <style:table-column-properties style:column-width="10cm" fo:break-before="auto"/>
    </style:style>
    <style:style style:name="co2" style:family="table-column">
      <style:table-column-properties style:column-width="0.8925in" fo:break-before="auto"/>
    </style:style>
    <style:style style:name="ro1" style:family="table-row">
      <style:table-row-properties style:row-height="18pt" fo:break-before="auto"/>
    </style:style>
    <style:style style:name="ro2" style:family="table-row">
      <style:table-row-properties style:row-height="0.1783in" fo:break-before="auto"/>
    </style:style>
    <style:style style:name="ce1" style:parent-style-name="Default" style:family="table-cell">
      <style:table-cell-properties/>
      <style:paragraph-properties/>
      <style:text-properties style:font-size-asian="14pt" fo:font-size="14pt" style:font-size-complex="14pt"/>
    </style:style>
    <style:style style:name="ce2" style:parent-style-name="Default" style:family="table-cell">
      <style:table-cell-properties/>
      <style:paragraph-properties/>
      <style:text-properties/>
    </style:style>
    <style:style style:name="ce3" style:parent-style-name="Default" style:family="table-cell">
      <style:table-cell-properties/>
      <style:paragraph-properties/>
      <style:text-properties fo:font-weight="bold" style:font-weight-asian="bold" style:font-weight-complex="bold"/>
    </style:style>
    <style:style style:name="ta1" style:master-page-name="Default" style:family="table">
      <style:table-properties table:display="true" style:writing-mode="lr-tb"/>
    </style:style>
  </office:automatic-styles>
  <office:body>
    <office:spreadsheet>
      <table:table table:name="Totals" table:print="false" table:style-name="ta1">
        <table:table-column table:default-cell-style-name="Default" table:style-name="co1"/>
        <table:table-column table:default-cell-style-name="Default" table:style-name="co2"/>
        <table:table-row table:style-name="ro1">
          <table:table-cell office:value-type="string" table:style-name="ce1">
            <text:p>Nice cool report</text:p>
          </table:table-cell>
          <table:table-cell table:style-name="ce2"/>
        </table:table-row>
        <table:table-row table:style-name="ro2">
          <table:table-cell office:value-type="string" table:style-name="ce2">
            <text:p>Foo</text:p>
          </table:table-cell>
          <table:table-cell office:value="2" office:value-type="float" table:style-name="ce2">
            <text:p>2</text:p>
          </table:table-cell>
        </table:table-row>
        <table:table-row table:style-name="ro2">
          <table:table-cell office:value-type="string" table:style-name="ce2">
            <text:p>Bar</text:p>
          </table:table-cell>
          <table:table-cell office:value="3" office:value-type="float" table:style-name="ce2">
            <text:p>3</text:p>
          </table:table-cell>
        </table:table-row>
        <table:table-row table:style-name="ro2">
          <table:table-cell office:value-type="string" table:style-name="ce3">
            <text:p>Total</text:p>
          </table:table-cell>
          <table:table-cell table:style-name="ce3" office:value="0" office:value-type="float" table:formula="of:=SUM(B2:B3)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/>
</file>

<file path=meta.xml><?xml version="1.0" encoding="utf-8"?>
<office:document-meta xmlns:office="urn:oasis:names:tc:opendocument:xmlns:office:1.0" xmlns:meta="urn:oasis:names:tc:opendocument:xmlns:meta:1.0" xmlns:ooo="http://openoffice.org/2004/office" xmlns:grddl="http://www.w3.org/2003/g/data-view#" xmlns:xlink="http://www.w3.org/1999/xlink" xmlns:dc="http://purl.org/dc/elements/1.1/" office:version="1.2" grddl:transformation="http://docs.oasis-open.org/office/1.2/xslt/odf2rdf.xsl">
  <office:meta>
    <meta:generator>odslib-0</meta:generator>
    <dc:description/>
    <dc:subject/>
    <dc:title/>
    <meta:initial-creator/>
    <meta:creation-date>2013-11-19T07:08:01</meta:creation-date>
    <dc:creator/>
    <dc:date>2013-11-19T07:08:01</dc:date>
  </office:meta>
</office:document-meta>
</file>